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f63" officeooo:paragraph-rsid="00191f63"/>
    </style:style>
    <style:style style:name="P2" style:family="paragraph" style:parent-style-name="Standard">
      <style:text-properties officeooo:paragraph-rsid="00191f63"/>
    </style:style>
    <style:style style:name="T1" style:family="text">
      <style:text-properties officeooo:rsid="00191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om d’utilsateur et mot de passe pour se login :</text:span></text:p>
      <text:p text:style-name="P1"/>
      <text:p text:style-name="P1">username : Sandra</text:p>
      <text:p text:style-name="P1">mdp : formateur1</text:p>
      <text:p text:style-name="P1"/>
      <text:p text:style-name="P1">username : Aurélien</text:p>
      <text:p text:style-name="P1">mdp : formateur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5:37:18.756350343</meta:creation-date>
    <dc:date>2020-11-05T15:39:36.066414069</dc:date>
    <meta:editing-duration>PT2M20S</meta:editing-duration>
    <meta:editing-cycles>1</meta:editing-cycles>
    <meta:document-statistic meta:table-count="0" meta:image-count="0" meta:object-count="0" meta:page-count="1" meta:paragraph-count="5" meta:word-count="22" meta:character-count="116" meta:non-whitespace-character-count="99"/>
    <meta:generator>LibreOffice/6.4.6.2$Linux_X86_64 LibreOffice_project/40$Build-2</meta:generator>
  </office:meta>
</office:document-meta>
</file>